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2:.F11])" office:value-type="percentage" office:value="0.152" calcext:value-type="percentage">
            <text:p>15,20%</text:p>
          </table:table-cell>
          <table:table-cell table:style-name="ce1" table:formula="of:=AVERAGE([.G2:.G11])" office:value-type="percentage" office:value="0.16499" calcext:value-type="percentage">
            <text:p>16,5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number-columns-repeated="2"/>
          <table:table-cell table:style-name="ce1" table:formula="of:=AVERAGE([.F15:.F24])" office:value-type="percentage" office:value="0.11487" calcext:value-type="percentage">
            <text:p>11,49%</text:p>
          </table:table-cell>
          <table:table-cell table:style-name="ce1" table:formula="of:=AVERAGE([.G15:.G24])" office:value-type="percentage" office:value="0.07865" calcext:value-type="percentage">
            <text:p>7,8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8245" calcext:value-type="percentage">
            <text:p>82,45%</text:p>
          </table:table-cell>
          <table:table-cell table:style-name="ce1" table:number-columns-repeated="2"/>
          <table:table-cell table:style-name="ce1" table:formula="of:=AVERAGE([.F27:.F36])" office:value-type="percentage" office:value="0.1441" calcext:value-type="percentage">
            <text:p>14,41%</text:p>
          </table:table-cell>
          <table:table-cell table:style-name="ce1" table:formula="of:=AVERAGE([.G27:.G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39:.F48])" office:value-type="percentage" office:value="0.60182" calcext:value-type="percentage">
            <text:p>60,18%</text:p>
          </table:table-cell>
          <table:table-cell table:style-name="ce1" table:formula="of:=AVERAGE([.G39:.G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table:number-columns-repeated="2"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52:.F61])" office:value-type="percentage" office:value="0.0692" calcext:value-type="percentage">
            <text:p>6,92%</text:p>
          </table:table-cell>
          <table:table-cell table:style-name="ce1" table:formula="of:=AVERAGE([.G52:.G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65:.F74])" office:value-type="percentage" office:value="0.45505" calcext:value-type="percentage">
            <text:p>45,51%</text:p>
          </table:table-cell>
          <table:table-cell table:style-name="ce1" table:formula="of:=AVERAGE([.G65:.G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78:.F87])" office:value-type="percentage" office:value="0.29009" calcext:value-type="percentage">
            <text:p>29,01%</text:p>
          </table:table-cell>
          <table:table-cell table:style-name="ce1" table:formula="of:=AVERAGE([.G78:.G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3"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3"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3"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3"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3"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3"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91:.B100])" office:value-type="percentage" office:value="0.414325" calcext:value-type="percentage">
            <text:p>41,43%</text:p>
          </table:table-cell>
          <table:table-cell table:style-name="ce1" table:formula="of:=AVERAGE([.C91:.C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91:.F100])" office:value-type="string" office:string-value="" calcext:value-type="error">
            <text:p>#DIV/0!</text:p>
          </table:table-cell>
          <table:table-cell table:style-name="ce1" table:formula="of:=AVERAGE([.G91:.G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string" office:string-value="" calcext:value-type="error">
            <text:p>#DIV/0!</text:p>
          </table:table-cell>
          <table:table-cell table:style-name="ce1" table:formula="of:=AVERAGE([.C104:.C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04:.F113])" office:value-type="string" office:string-value="" calcext:value-type="error">
            <text:p>#DIV/0!</text:p>
          </table:table-cell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table:number-columns-repeated="3"/>
          <table:table-cell office:value-type="string" calcext:value-type="string">
            <text:p>Segment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2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3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4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5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6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7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8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9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eart_10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17:.B126])" office:value-type="string" office:string-value="" calcext:value-type="error">
            <text:p>#DIV/0!</text:p>
          </table:table-cell>
          <table:table-cell table:style-name="ce1" table:formula="of:=AVERAGE([.C117:.C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17:.F126])" office:value-type="string" office:string-value="" calcext:value-type="error">
            <text:p>#DIV/0!</text:p>
          </table:table-cell>
          <table:table-cell table:style-name="ce1" table:formula="of:=AVERAGE([.G117:.G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2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5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6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9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30:.B139])" office:value-type="string" office:string-value="" calcext:value-type="error">
            <text:p>#DIV/0!</text:p>
          </table:table-cell>
          <table:table-cell table:style-name="ce1" table:formula="of:=AVERAGE([.C130:.C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30:.F139])" office:value-type="string" office:string-value="" calcext:value-type="error">
            <text:p>#DIV/0!</text:p>
          </table:table-cell>
          <table:table-cell table:style-name="ce1" table:formula="of:=AVERAGE([.G130:.G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table:number-columns-repeated="3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table:number-columns-repeated="3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3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3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table:number-columns-repeated="3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table:number-columns-repeated="3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table:number-columns-repeated="3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3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table:number-columns-repeated="3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table:number-columns-repeated="3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string" office:string-value="" calcext:value-type="error">
            <text:p>#DIV/0!</text:p>
          </table:table-cell>
          <table:table-cell table:style-name="ce1" table:formula="of:=AVERAGE([.C143:.C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43:.F152])" office:value-type="string" office:string-value="" calcext:value-type="error">
            <text:p>#DIV/0!</text:p>
          </table:table-cell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table:number-columns-repeated="3"/>
          <table:table-cell office:value-type="string" calcext:value-type="string">
            <text:p>Wine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3"/>
          <table:table-cell office:value-type="string" calcext:value-type="string">
            <text:p>Wine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/>
          <table:table-cell office:value-type="string" calcext:value-type="string">
            <text:p>Wine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/>
          <table:table-cell office:value-type="string" calcext:value-type="string">
            <text:p>Wine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3"/>
          <table:table-cell office:value-type="string" calcext:value-type="string">
            <text:p>Wine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3"/>
          <table:table-cell office:value-type="string" calcext:value-type="string">
            <text:p>Wine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 table:number-columns-repeated="3"/>
          <table:table-cell office:value-type="string" calcext:value-type="string">
            <text:p>Wine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3"/>
          <table:table-cell office:value-type="string" calcext:value-type="string">
            <text:p>Wine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3"/>
          <table:table-cell office:value-type="string" calcext:value-type="string">
            <text:p>Wine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3"/>
          <table:table-cell office:value-type="string" calcext:value-type="string">
            <text:p>Wine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56:.B165])" office:value-type="string" office:string-value="" calcext:value-type="error">
            <text:p>#DIV/0!</text:p>
          </table:table-cell>
          <table:table-cell table:style-name="ce1" table:formula="of:=AVERAGE([.C156:.C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56:.F165])" office:value-type="string" office:string-value="" calcext:value-type="error">
            <text:p>#DIV/0!</text:p>
          </table:table-cell>
          <table:table-cell table:style-name="ce1" table:formula="of:=AVERAGE([.G156:.G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table:number-columns-repeated="3"/>
          <table:table-cell office:value-type="string" calcext:value-type="string">
            <text:p>ZO_N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3"/>
          <table:table-cell office:value-type="string" calcext:value-type="string">
            <text:p>ZO_N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3</text:p>
          </table:table-cell>
          <table:table-cell table:number-columns-repeated="3"/>
          <table:table-cell office:value-type="string" calcext:value-type="string">
            <text:p>ZO_N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3"/>
          <table:table-cell office:value-type="string" calcext:value-type="string">
            <text:p>ZO_N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/>
          <table:table-cell office:value-type="string" calcext:value-type="string">
            <text:p>ZO_N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3"/>
          <table:table-cell office:value-type="string" calcext:value-type="string">
            <text:p>ZO_N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3"/>
          <table:table-cell office:value-type="string" calcext:value-type="string">
            <text:p>ZO_N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3"/>
          <table:table-cell office:value-type="string" calcext:value-type="string">
            <text:p>ZO_N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69:.B178])" office:value-type="string" office:string-value="" calcext:value-type="error">
            <text:p>#DIV/0!</text:p>
          </table:table-cell>
          <table:table-cell table:style-name="ce1" table:formula="of:=AVERAGE([.C169:.C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69:.F178])" office:value-type="string" office:string-value="" calcext:value-type="error">
            <text:p>#DIV/0!</text:p>
          </table:table-cell>
          <table:table-cell table:style-name="ce1" table:formula="of:=AVERAGE([.G169:.G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table:number-columns-repeated="3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table:number-columns-repeated="3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3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3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3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3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3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string" office:string-value="" calcext:value-type="error">
            <text:p>#DIV/0!</text:p>
          </table:table-cell>
          <table:table-cell table:style-name="ce1" table:formula="of:=AVERAGE([.C182:.C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82:.F191])" office:value-type="string" office:string-value="" calcext:value-type="error">
            <text:p>#DIV/0!</text:p>
          </table:table-cell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/>
          <table:table-cell office:value-type="string" calcext:value-type="string">
            <text:p>Band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/>
          <table:table-cell office:value-type="string" calcext:value-type="string">
            <text:p>Band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/>
          <table:table-cell office:value-type="string" calcext:value-type="string">
            <text:p>Band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/>
          <table:table-cell office:value-type="string" calcext:value-type="string">
            <text:p>Band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/>
          <table:table-cell office:value-type="string" calcext:value-type="string">
            <text:p>Band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/>
          <table:table-cell office:value-type="string" calcext:value-type="string">
            <text:p>Band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/>
          <table:table-cell office:value-type="string" calcext:value-type="string">
            <text:p>Band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/>
          <table:table-cell office:value-type="string" calcext:value-type="string">
            <text:p>Band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/>
          <table:table-cell office:value-type="string" calcext:value-type="string">
            <text:p>Band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/>
          <table:table-cell office:value-type="string" calcext:value-type="string">
            <text:p>Band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95:.B204])" office:value-type="string" office:string-value="" calcext:value-type="error">
            <text:p>#DIV/0!</text:p>
          </table:table-cell>
          <table:table-cell table:style-name="ce1" table:formula="of:=AVERAGE([.C195:.C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95:.F204])" office:value-type="string" office:string-value="" calcext:value-type="error">
            <text:p>#DIV/0!</text:p>
          </table:table-cell>
          <table:table-cell table:style-name="ce1" table:formula="of:=AVERAGE([.G195:.G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string" office:string-value="" calcext:value-type="error">
            <text:p>#DIV/0!</text:p>
          </table:table-cell>
          <table:table-cell table:style-name="ce4" table:formula="of:=AVERAGE([.C208:.C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08:.F217])" office:value-type="string" office:string-value="" calcext:value-type="error">
            <text:p>#DIV/0!</text:p>
          </table:table-cell>
          <table:table-cell table:style-name="ce4" table:formula="of:=AVERAGE([.G208:.G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string" office:string-value="" calcext:value-type="error">
            <text:p>#DIV/0!</text:p>
          </table:table-cell>
          <table:table-cell table:style-name="ce4" table:formula="of:=AVERAGE([.C221:.C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21:.F230])" office:value-type="string" office:string-value="" calcext:value-type="error">
            <text:p>#DIV/0!</text:p>
          </table:table-cell>
          <table:table-cell table:style-name="ce4" table:formula="of:=AVERAGE([.G221:.G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string" office:string-value="" calcext:value-type="error">
            <text:p>#DIV/0!</text:p>
          </table:table-cell>
          <table:table-cell table:style-name="ce4" table:formula="of:=AVERAGE([.C234:.C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34:.F243])" office:value-type="string" office:string-value="" calcext:value-type="error">
            <text:p>#DIV/0!</text:p>
          </table:table-cell>
          <table:table-cell table:style-name="ce4" table:formula="of:=AVERAGE([.G234:.G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string" office:string-value="" calcext:value-type="error">
            <text:p>#DIV/0!</text:p>
          </table:table-cell>
          <table:table-cell table:style-name="ce4" table:formula="of:=AVERAGE([.C247:.C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47:.F256])" office:value-type="string" office:string-value="" calcext:value-type="error">
            <text:p>#DIV/0!</text:p>
          </table:table-cell>
          <table:table-cell table:style-name="ce4" table:formula="of:=AVERAGE([.G247:.G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string" office:string-value="" calcext:value-type="error">
            <text:p>#DIV/0!</text:p>
          </table:table-cell>
          <table:table-cell table:style-name="ce4" table:formula="of:=AVERAGE([.C260:.C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60:.F269])" office:value-type="string" office:string-value="" calcext:value-type="error">
            <text:p>#DIV/0!</text:p>
          </table:table-cell>
          <table:table-cell table:style-name="ce4" table:formula="of:=AVERAGE([.G260:.G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string" office:string-value="" calcext:value-type="error">
            <text:p>#DIV/0!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73:.F282])" office:value-type="string" office:string-value="" calcext:value-type="error">
            <text:p>#DIV/0!</text:p>
          </table:table-cell>
          <table:table-cell table:style-name="ce4" table:formula="of:=AVERAGE([.G273:.G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string" office:string-value="" calcext:value-type="error">
            <text:p>#DIV/0!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86:.F295])" office:value-type="string" office:string-value="" calcext:value-type="error">
            <text:p>#DIV/0!</text:p>
          </table:table-cell>
          <table:table-cell table:style-name="ce4" table:formula="of:=AVERAGE([.G286:.G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string" office:string-value="" calcext:value-type="error">
            <text:p>#DIV/0!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99:.F308])" office:value-type="string" office:string-value="" calcext:value-type="error">
            <text:p>#DIV/0!</text:p>
          </table:table-cell>
          <table:table-cell table:style-name="ce4" table:formula="of:=AVERAGE([.G299:.G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string" office:string-value="" calcext:value-type="error">
            <text:p>#DIV/0!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table:number-columns-repeated="2"/>
          <table:table-cell table:style-name="Default"/>
          <table:table-cell office:value-type="string" calcext:value-type="string">
            <text:p>Lymography_1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table:number-columns-repeated="2"/>
          <table:table-cell table:style-name="Default"/>
          <table:table-cell office:value-type="string" calcext:value-type="string">
            <text:p>Lymography_2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table:number-columns-repeated="2"/>
          <table:table-cell table:style-name="Default"/>
          <table:table-cell office:value-type="string" calcext:value-type="string">
            <text:p>Lymography_3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table:number-columns-repeated="2"/>
          <table:table-cell table:style-name="Default"/>
          <table:table-cell office:value-type="string" calcext:value-type="string">
            <text:p>Lymography_4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table:number-columns-repeated="2"/>
          <table:table-cell table:style-name="Default"/>
          <table:table-cell office:value-type="string" calcext:value-type="string">
            <text:p>Lymography_5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table:number-columns-repeated="2"/>
          <table:table-cell table:style-name="Default"/>
          <table:table-cell office:value-type="string" calcext:value-type="string">
            <text:p>Lymography_6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table:number-columns-repeated="2"/>
          <table:table-cell table:style-name="Default"/>
          <table:table-cell office:value-type="string" calcext:value-type="string">
            <text:p>Lymography_7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table:number-columns-repeated="2"/>
          <table:table-cell table:style-name="Default"/>
          <table:table-cell office:value-type="string" calcext:value-type="string">
            <text:p>Lymography_8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table:number-columns-repeated="2"/>
          <table:table-cell table:style-name="Default"/>
          <table:table-cell office:value-type="string" calcext:value-type="string">
            <text:p>Lymography_9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table:number-columns-repeated="2"/>
          <table:table-cell table:style-name="Default"/>
          <table:table-cell office:value-type="string" calcext:value-type="string">
            <text:p>Lymography_10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string" office:string-value="" calcext:value-type="error">
            <text:p>#DIV/0!</text:p>
          </table:table-cell>
          <table:table-cell table:style-name="ce1" table:formula="of:=AVERAGE([.C325:.C33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F325:.F334])" office:value-type="string" office:string-value="" calcext:value-type="error">
            <text:p>#DIV/0!</text:p>
          </table:table-cell>
          <table:table-cell table:style-name="ce1" table:formula="of:=AVERAGE([.G325:.G33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2"/>
        </table:table-row>
      </table:table>
      <table:table table:name="Φύλλο3" table:style-name="ta1">
        <table:shapes>
          <draw:frame draw:z-index="0" draw:style-name="gr1" draw:text-style-name="P1" svg:width="15.999cm" svg:height="8.999cm" svg:x="5.684cm" svg:y="20.238cm">
            <draw:object draw:notify-on-update-of-ranges="Φύλλο3.A54:Φύλλο3.A60 Φύλλο3.B54:Φύλλο3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00:05:11.69231427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6-29T00:35:56.557496072</dc:date>
    <meta:editing-duration>P2DT1H35M6S</meta:editing-duration>
    <meta:editing-cycles>1201</meta:editing-cycles>
    <meta:generator>LibreOffice/7.0.4.2$Linux_X86_64 LibreOffice_project/00$Build-2</meta:generator>
    <meta:document-statistic meta:table-count="2" meta:cell-count="13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TIME PLOT</text:p>
        </chart:title>
        <chart:plot-area chart:style-name="ch3" table:cell-range-address="Φύλλο3.A54:Φύλλο3.B60" chart:data-source-has-labels="column" svg:x="1.321cm" svg:y="1.301cm" svg:width="14.359cm" svg:height="7.519cm">
          <chart:coordinate-region svg:x="1.953cm" svg:y="1.301cm" svg:width="13.727cm" svg:height="5.316cm"/>
          <chart:axis chart:dimension="x" chart:name="primary-x" chart:style-name="ch4" chartooo:axis-type="auto">
            <chartooo:date-scale/>
            <chart:categories table:cell-range-address="Φύλλο3.A54:Φύλλο3.A60"/>
          </chart:axis>
          <chart:axis chart:dimension="y" chart:name="primary-y" chart:style-name="ch5">
            <chart:title svg:x="0.451cm" svg:y="6.303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0</svg:desc>
                </draw:g>
              </table:table-cell>
              <table:table-cell office:value-type="float" office:value="17.8">
                <text:p>17.8</text:p>
                <draw:g>
                  <svg:desc>Φύλλο3.B54:Φύλλο3.B60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